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Heading_20_3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P5" style:family="paragraph" style:parent-style-name="Standard">
      <style:paragraph-properties fo:break-before="auto" style:writing-mode="lr-tb"/>
    </style:style>
    <style:style style:name="P6" style:family="paragraph" style:parent-style-name="Heading_20_3">
      <style:paragraph-properties fo:break-before="auto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P7" style:family="paragraph" style:parent-style-name="Standard">
      <style:paragraph-properties fo:break-before="auto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P8" style:family="paragraph" style:parent-style-name="Standard">
      <style:paragraph-properties fo:break-before="auto" style:writing-mode="lr-tb"/>
    </style:style>
    <style:style style:name="P9" style:family="paragraph" style:parent-style-name="Heading_20_3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P10" style:family="paragraph" style:parent-style-name="Standard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</office:automatic-styles>
  <office:body>
    <office:text>
      <text:h text:style-name="P1" text:outline-level="10"><text:bookmark-start text:name="h.hm8w4yi8vgga"/><text:bookmark-end text:name="h.hm8w4yi8vgga"/><text:span text:style-name="T1_1">Análisis</text:span><text:span text:style-name="T1_2">,<text:s/></text:span><text:span text:style-name="T1_3">estimación</text:span><text:span text:style-name="T1_4"><text:s/></text:span><text:span text:style-name="T1_5">y</text:span><text:span text:style-name="T1_6"><text:s/></text:span><text:span text:style-name="T1_7">planificación</text:span><text:span text:style-name="T1_8"><text:s/></text:span><text:span text:style-name="T1_9">Ágil</text:span></text:h>
      <text:p text:style-name="P2"/>
      <text:h text:style-name="P3" text:outline-level="10"><text:bookmark-start text:name="h.psv303ea51hh"/><text:bookmark-end text:name="h.psv303ea51hh"/><text:span text:style-name="T3_1">Qué</text:span><text:span text:style-name="T3_2"><text:s/></text:span><text:span text:style-name="T3_3">es</text:span><text:span text:style-name="T3_4"><text:s/></text:span><text:span text:style-name="T3_5">un</text:span><text:span text:style-name="T3_6"><text:s/></text:span><text:span text:style-name="T3_7">MMF</text:span><text:span text:style-name="T3_8">?</text:span></text:h>
      <text:p text:style-name="P4"><text:span text:style-name="T4_1">MMF</text:span><text:span text:style-name="T4_2"><text:s/></text:span><text:span text:style-name="T4_3">es</text:span><text:span text:style-name="T4_4"><text:s/></text:span><text:span text:style-name="T4_5">la</text:span><text:span text:style-name="T4_6"><text:s/></text:span><text:span text:style-name="T4_7">sigla</text:span><text:span text:style-name="T4_8"><text:s/></text:span><text:span text:style-name="T4_9">en</text:span><text:span text:style-name="T4_10"><text:s/></text:span><text:span text:style-name="T4_11">inglés</text:span><text:span text:style-name="T4_12"><text:s/></text:span><text:span text:style-name="T4_13">de</text:span><text:span text:style-name="T4_14"><text:s/></text:span><text:span text:style-name="T4_15">Minimum</text:span><text:span text:style-name="T4_16"><text:s/></text:span><text:span text:style-name="T4_17">Marketable</text:span><text:span text:style-name="T4_18"><text:s/></text:span><text:span text:style-name="T4_19">Features</text:span><text:span text:style-name="T4_20">.<text:s/></text:span><text:span text:style-name="T4_21">Su</text:span><text:span text:style-name="T4_22"><text:s/></text:span><text:span text:style-name="T4_23">definición</text:span><text:span text:style-name="T4_24"><text:s/></text:span><text:span text:style-name="T4_25">es</text:span><text:span text:style-name="T4_26">:<text:s/>“</text:span><text:span text:style-name="T4_27">el</text:span><text:span text:style-name="T4_28"><text:s/></text:span><text:span text:style-name="T4_29">conjunto</text:span><text:span text:style-name="T4_30"><text:s/></text:span><text:span text:style-name="T4_31">más</text:span><text:span text:style-name="T4_32"><text:s/></text:span><text:span text:style-name="T4_33">pequeño</text:span><text:span text:style-name="T4_34"><text:s/></text:span><text:span text:style-name="T4_35">posible</text:span><text:span text:style-name="T4_36"><text:s/></text:span><text:span text:style-name="T4_37">de</text:span><text:span text:style-name="T4_38"><text:s/></text:span><text:span text:style-name="T4_39">funcionalidad</text:span><text:span text:style-name="T4_40"><text:s/></text:span><text:span text:style-name="T4_41">que</text:span><text:span text:style-name="T4_42">,<text:s/></text:span><text:span text:style-name="T4_43">por</text:span><text:span text:style-name="T4_44"><text:s/></text:span><text:span text:style-name="T4_45">sí</text:span><text:span text:style-name="T4_46"><text:s/></text:span><text:span text:style-name="T4_47">misma</text:span><text:span text:style-name="T4_48">,<text:s/></text:span><text:span text:style-name="T4_49">tiene</text:span><text:span text:style-name="T4_50"><text:s/></text:span><text:span text:style-name="T4_51">valor</text:span><text:span text:style-name="T4_52"><text:s/></text:span><text:span text:style-name="T4_53">en</text:span><text:span text:style-name="T4_54"><text:s/></text:span><text:span text:style-name="T4_55">el</text:span><text:span text:style-name="T4_56"><text:s/></text:span><text:span text:style-name="T4_57">mercado</text:span><text:span text:style-name="T4_58">”.<text:s/></text:span><text:span text:style-name="T4_59">Esto</text:span><text:span text:style-name="T4_60"><text:s/></text:span><text:span text:style-name="T4_61">quiere</text:span><text:span text:style-name="T4_62"><text:s/></text:span><text:span text:style-name="T4_63">decir</text:span><text:span text:style-name="T4_64"><text:s/></text:span><text:span text:style-name="T4_65">que</text:span><text:span text:style-name="T4_66"><text:s/></text:span><text:span text:style-name="T4_67">es</text:span><text:span text:style-name="T4_68"><text:s/></text:span><text:span text:style-name="T4_69">el</text:span><text:span text:style-name="T4_70"><text:s/></text:span><text:span text:style-name="T4_71">conjunto</text:span><text:span text:style-name="T4_72"><text:s/></text:span><text:span text:style-name="T4_73">mínimo</text:span><text:span text:style-name="T4_74"><text:s/></text:span><text:span text:style-name="T4_75">de</text:span><text:span text:style-name="T4_76"><text:s/></text:span><text:span text:style-name="T4_77">funcionalidades</text:span><text:span text:style-name="T4_78"><text:s/></text:span><text:span text:style-name="T4_79">que</text:span><text:span text:style-name="T4_80"><text:s/></text:span><text:span text:style-name="T4_81">se</text:span><text:span text:style-name="T4_82"><text:s/></text:span><text:span text:style-name="T4_83">requieren</text:span><text:span text:style-name="T4_84"><text:s/></text:span><text:span text:style-name="T4_85">para</text:span><text:span text:style-name="T4_86"><text:s/></text:span><text:span text:style-name="T4_87">poder</text:span><text:span text:style-name="T4_88"><text:s/></text:span><text:span text:style-name="T4_89">poner</text:span><text:span text:style-name="T4_90"><text:s/></text:span><text:span text:style-name="T4_91">en</text:span><text:span text:style-name="T4_92"><text:s/></text:span><text:span text:style-name="T4_93">marcha</text:span><text:span text:style-name="T4_94"><text:s/></text:span><text:span text:style-name="T4_95">el</text:span><text:span text:style-name="T4_96"><text:s/></text:span><text:span text:style-name="T4_97">negocio</text:span><text:span text:style-name="T4_98">.</text:span></text:p>
      <text:p text:style-name="P5"/>
      <text:h text:style-name="P6" text:outline-level="10"><text:bookmark-start text:name="h.2xruu0nc4wg4"/><text:bookmark-end text:name="h.2xruu0nc4wg4"/><text:span text:style-name="T6_1">Como</text:span><text:span text:style-name="T6_2"><text:s/></text:span><text:span text:style-name="T6_3">se</text:span><text:span text:style-name="T6_4"><text:s/></text:span><text:span text:style-name="T6_5">identifica</text:span><text:span text:style-name="T6_6">?</text:span></text:h>
      <text:p text:style-name="P7"><text:span text:style-name="T7_1">Para</text:span><text:span text:style-name="T7_2"><text:s/></text:span><text:span text:style-name="T7_3">identificar</text:span><text:span text:style-name="T7_4"><text:s/></text:span><text:span text:style-name="T7_5">un</text:span><text:span text:style-name="T7_6"><text:s/></text:span><text:span text:style-name="T7_7">MMF</text:span><text:span text:style-name="T7_8">,<text:s/></text:span><text:span text:style-name="T7_9">podemos</text:span><text:span text:style-name="T7_10"><text:s/></text:span><text:span text:style-name="T7_11">tener</text:span><text:span text:style-name="T7_12"><text:s/></text:span><text:span text:style-name="T7_13">en</text:span><text:span text:style-name="T7_14"><text:s/></text:span><text:span text:style-name="T7_15">cuenta</text:span><text:span text:style-name="T7_16"><text:s/></text:span><text:span text:style-name="T7_17">el</text:span><text:span text:style-name="T7_18"><text:s/></text:span><text:span text:style-name="T7_19">ejemplo</text:span><text:span text:style-name="T7_20"><text:s/></text:span><text:span text:style-name="T7_21">que</text:span><text:span text:style-name="T7_22"><text:s/></text:span><text:span text:style-name="T7_23">propone</text:span><text:span text:style-name="T7_24"><text:s/></text:span><text:span text:style-name="T7_25">el</text:span><text:span text:style-name="T7_26"><text:s/></text:span><text:span text:style-name="T7_27">texto</text:span><text:span text:style-name="T7_28"><text:s/></text:span><text:span text:style-name="T7_29">en</text:span><text:span text:style-name="T7_30"><text:s/></text:span><text:span text:style-name="T7_31">referencia</text:span><text:span text:style-name="T7_32"><text:s/></text:span><text:span text:style-name="T7_33">a</text:span><text:span text:style-name="T7_34"><text:s/></text:span><text:span text:style-name="T7_35">los</text:span><text:span text:style-name="T7_36"><text:s/></text:span><text:span text:style-name="T7_37">diferentes</text:span><text:span text:style-name="T7_38"><text:s/></text:span><text:span text:style-name="T7_39">niveles</text:span><text:span text:style-name="T7_40"><text:s/></text:span><text:span text:style-name="T7_41">de</text:span><text:span text:style-name="T7_42"><text:s/></text:span><text:span text:style-name="T7_43">confort</text:span><text:span text:style-name="T7_44">.<text:s/></text:span><text:span text:style-name="T7_45">Debemos</text:span><text:span text:style-name="T7_46"><text:s/></text:span><text:span text:style-name="T7_47">construir</text:span><text:span text:style-name="T7_48"><text:s/></text:span><text:span text:style-name="T7_49">el</text:span><text:span text:style-name="T7_50"><text:s/></text:span><text:span text:style-name="T7_51">software</text:span><text:span text:style-name="T7_52"><text:s/></text:span><text:span text:style-name="T7_53">con</text:span><text:span text:style-name="T7_54"><text:s/></text:span><text:span text:style-name="T7_55">lo</text:span><text:span text:style-name="T7_56"><text:s/></text:span><text:span text:style-name="T7_57">mínimo</text:span><text:span text:style-name="T7_58"><text:s/></text:span><text:span text:style-name="T7_59">posible</text:span><text:span text:style-name="T7_60"><text:s/></text:span><text:span text:style-name="T7_61">que</text:span><text:span text:style-name="T7_62"><text:s/></text:span><text:span text:style-name="T7_63">cumpla</text:span><text:span text:style-name="T7_64"><text:s/></text:span><text:span text:style-name="T7_65">con</text:span><text:span text:style-name="T7_66"><text:s/></text:span><text:span text:style-name="T7_67">las</text:span><text:span text:style-name="T7_68"><text:s/></text:span><text:span text:style-name="T7_69">necesidades</text:span><text:span text:style-name="T7_70"><text:s/></text:span><text:span text:style-name="T7_71">básicas</text:span><text:span text:style-name="T7_72"><text:s/></text:span><text:span text:style-name="T7_73">del</text:span><text:span text:style-name="T7_74"><text:s/></text:span><text:span text:style-name="T7_75">negocio</text:span><text:span text:style-name="T7_76"><text:s/></text:span><text:span text:style-name="T7_77">para</text:span><text:span text:style-name="T7_78"><text:s/></text:span><text:span text:style-name="T7_79">poder</text:span><text:span text:style-name="T7_80"><text:s/></text:span><text:span text:style-name="T7_81">tenerlo</text:span><text:span text:style-name="T7_82"><text:s/></text:span><text:span text:style-name="T7_83">funcional</text:span><text:span text:style-name="T7_84"><text:s/></text:span><text:span text:style-name="T7_85">lo</text:span><text:span text:style-name="T7_86"><text:s/></text:span><text:span text:style-name="T7_87">más</text:span><text:span text:style-name="T7_88"><text:s/></text:span><text:span text:style-name="T7_89">rápido</text:span><text:span text:style-name="T7_90"><text:s/></text:span><text:span text:style-name="T7_91">posible</text:span><text:span text:style-name="T7_92">.<text:s/></text:span><text:span text:style-name="T7_93">El</text:span><text:span text:style-name="T7_94"><text:s/></text:span><text:span text:style-name="T7_95">nivel</text:span><text:span text:style-name="T7_96"><text:s/></text:span><text:span text:style-name="T7_97">de</text:span><text:span text:style-name="T7_98"><text:s/></text:span><text:span text:style-name="T7_99">confort</text:span><text:span text:style-name="T7_100"><text:s/></text:span><text:span text:style-name="T7_101">está</text:span><text:span text:style-name="T7_102"><text:s/></text:span><text:span text:style-name="T7_103">dado</text:span><text:span text:style-name="T7_104"><text:s/></text:span><text:span text:style-name="T7_105">por</text:span><text:span text:style-name="T7_106">:<text:s/></text:span><text:span text:style-name="T7_107">la</text:span><text:span text:style-name="T7_108"><text:s/></text:span><text:span text:style-name="T7_109">necesidad</text:span><text:span text:style-name="T7_110"><text:s/></text:span><text:span text:style-name="T7_111">de</text:span><text:span text:style-name="T7_112"><text:s/></text:span><text:span text:style-name="T7_113">negocio</text:span><text:span text:style-name="T7_114"><text:s/></text:span><text:span text:style-name="T7_115">y</text:span><text:span text:style-name="T7_116"><text:s/></text:span><text:span text:style-name="T7_117">cuánto</text:span><text:span text:style-name="T7_118"><text:s/></text:span><text:span text:style-name="T7_119">estemos</text:span><text:span text:style-name="T7_120"><text:s/></text:span><text:span text:style-name="T7_121">dispuestos</text:span><text:span text:style-name="T7_122"><text:s/></text:span><text:span text:style-name="T7_123">a</text:span><text:span text:style-name="T7_124"><text:s/></text:span><text:span text:style-name="T7_125">invertir</text:span><text:span text:style-name="T7_126">.<text:s/></text:span><text:span text:style-name="T7_127">Esto</text:span><text:span text:style-name="T7_128"><text:s/></text:span><text:span text:style-name="T7_129">nos</text:span><text:span text:style-name="T7_130"><text:s/></text:span><text:span text:style-name="T7_131">permitirá</text:span><text:span text:style-name="T7_132"><text:s/></text:span><text:span text:style-name="T7_133">elegir</text:span><text:span text:style-name="T7_134"><text:s/></text:span><text:span text:style-name="T7_135">que</text:span><text:span text:style-name="T7_136"><text:s/></text:span><text:span text:style-name="T7_137">funcionalidades</text:span><text:span text:style-name="T7_138"><text:s/></text:span><text:span text:style-name="T7_139">serán</text:span><text:span text:style-name="T7_140"><text:s/></text:span><text:span text:style-name="T7_141">calificadas</text:span><text:span text:style-name="T7_142"><text:s/></text:span><text:span text:style-name="T7_143">como</text:span><text:span text:style-name="T7_144"><text:s/></text:span><text:span text:style-name="T7_145">MMF</text:span><text:span text:style-name="T7_146">.<text:s/></text:span><text:span text:style-name="T7_147">El</text:span><text:span text:style-name="T7_148"><text:s/></text:span><text:span text:style-name="T7_149">resto</text:span><text:span text:style-name="T7_150"><text:s/></text:span><text:span text:style-name="T7_151">de</text:span><text:span text:style-name="T7_152"><text:s/></text:span><text:span text:style-name="T7_153">funcionalidades</text:span><text:span text:style-name="T7_154"><text:s/></text:span><text:span text:style-name="T7_155">se</text:span><text:span text:style-name="T7_156"><text:s/></text:span><text:span text:style-name="T7_157">irán</text:span><text:span text:style-name="T7_158"><text:s/></text:span><text:span text:style-name="T7_159">desarrollando</text:span><text:span text:style-name="T7_160"><text:s/></text:span><text:span text:style-name="T7_161">en</text:span><text:span text:style-name="T7_162"><text:s/></text:span><text:span text:style-name="T7_163">próximas</text:span><text:span text:style-name="T7_164"><text:s/></text:span><text:span text:style-name="T7_165">iteraciones</text:span><text:span text:style-name="T7_166">.</text:span></text:p>
      <text:p text:style-name="P8"/>
      <text:h text:style-name="P9" text:outline-level="10"><text:bookmark-start text:name="h.qgapiswrplwb"/><text:bookmark-end text:name="h.qgapiswrplwb"/><text:span text:style-name="T9_1">Como</text:span><text:span text:style-name="T9_2"><text:s/></text:span><text:span text:style-name="T9_3">se</text:span><text:span text:style-name="T9_4"><text:s/></text:span><text:span text:style-name="T9_5">relaciona</text:span><text:span text:style-name="T9_6"><text:s/></text:span><text:span text:style-name="T9_7">con</text:span><text:span text:style-name="T9_8"><text:s/></text:span><text:span text:style-name="T9_9">las</text:span><text:span text:style-name="T9_10"><text:s/></text:span><text:span text:style-name="T9_11">user</text:span><text:span text:style-name="T9_12"><text:s/></text:span><text:span text:style-name="T9_13">stories</text:span><text:span text:style-name="T9_14">?</text:span></text:h>
      <text:p text:style-name="P10"><text:span text:style-name="T10_1">La</text:span><text:span text:style-name="T10_2"><text:s/></text:span><text:span text:style-name="T10_3">relación</text:span><text:span text:style-name="T10_4"><text:s/></text:span><text:span text:style-name="T10_5">que</text:span><text:span text:style-name="T10_6"><text:s/></text:span><text:span text:style-name="T10_7">tiene</text:span><text:span text:style-name="T10_8"><text:s/></text:span><text:span text:style-name="T10_9">con</text:span><text:span text:style-name="T10_10"><text:s/></text:span><text:span text:style-name="T10_11">las</text:span><text:span text:style-name="T10_12"><text:s/></text:span><text:span text:style-name="T10_13">User</text:span><text:span text:style-name="T10_14"><text:s/></text:span><text:span text:style-name="T10_15">Stories</text:span><text:span text:style-name="T10_16">,<text:s/></text:span><text:span text:style-name="T10_17">es</text:span><text:span text:style-name="T10_18"><text:s/></text:span><text:span text:style-name="T10_19">que</text:span><text:span text:style-name="T10_20"><text:s/></text:span><text:span text:style-name="T10_21">estas</text:span><text:span text:style-name="T10_22"><text:s/></text:span><text:span text:style-name="T10_23">son</text:span><text:span text:style-name="T10_24"><text:s/></text:span><text:span text:style-name="T10_25">las</text:span><text:span text:style-name="T10_26"><text:s/></text:span><text:span text:style-name="T10_27">especificaciones</text:span><text:span text:style-name="T10_28"><text:s/></text:span><text:span text:style-name="T10_29">de</text:span><text:span text:style-name="T10_30"><text:s/></text:span><text:span text:style-name="T10_31">cada</text:span><text:span text:style-name="T10_32"><text:s/></text:span><text:span text:style-name="T10_33">funcionalidad</text:span><text:span text:style-name="T10_34"><text:s/></text:span><text:span text:style-name="T10_35">que</text:span><text:span text:style-name="T10_36"><text:s/></text:span><text:span text:style-name="T10_37">debemos</text:span><text:span text:style-name="T10_38"><text:s/></text:span><text:span text:style-name="T10_39">desarrollar</text:span><text:span text:style-name="T10_40">.<text:s/></text:span><text:span text:style-name="T10_41">Las</text:span><text:span text:style-name="T10_42"><text:s/></text:span><text:span text:style-name="T10_43">MMF</text:span><text:span text:style-name="T10_44"><text:s/></text:span><text:span text:style-name="T10_45">son</text:span><text:span text:style-name="T10_46"><text:s/></text:span><text:span text:style-name="T10_47">un</text:span><text:span text:style-name="T10_48"><text:s/></text:span><text:span text:style-name="T10_49">subconjunto</text:span><text:span text:style-name="T10_50"><text:s/></text:span><text:span text:style-name="T10_51">de</text:span><text:span text:style-name="T10_52"><text:s/></text:span><text:span text:style-name="T10_53">User</text:span><text:span text:style-name="T10_54"><text:s/></text:span><text:span text:style-name="T10_55">Stories</text:span><text:span text:style-name="T10_56">,<text:s/></text:span><text:span text:style-name="T10_57">y</text:span><text:span text:style-name="T10_58"><text:s/></text:span><text:span text:style-name="T10_59">como</text:span><text:span text:style-name="T10_60"><text:s/></text:span><text:span text:style-name="T10_61">ya</text:span><text:span text:style-name="T10_62"><text:s/></text:span><text:span text:style-name="T10_63">dijimos</text:span><text:span text:style-name="T10_64">,<text:s/></text:span><text:span text:style-name="T10_65">serán</text:span><text:span text:style-name="T10_66"><text:s/></text:span><text:span text:style-name="T10_67">las</text:span><text:span text:style-name="T10_68"><text:s/></text:span><text:span text:style-name="T10_69">funcionalidades</text:span><text:span text:style-name="T10_70"><text:s/></text:span><text:span text:style-name="T10_71">mínimas</text:span><text:span text:style-name="T10_72"><text:s/></text:span><text:span text:style-name="T10_73">necesaria</text:span><text:span text:style-name="T10_74"><text:s/></text:span><text:span text:style-name="T10_75">para</text:span><text:span text:style-name="T10_76"><text:s/></text:span><text:span text:style-name="T10_77">poner</text:span><text:span text:style-name="T10_78"><text:s/></text:span><text:span text:style-name="T10_79">en</text:span><text:span text:style-name="T10_80"><text:s/></text:span><text:span text:style-name="T10_81">marcha</text:span><text:span text:style-name="T10_82"><text:s/></text:span><text:span text:style-name="T10_83">el</text:span><text:span text:style-name="T10_84"><text:s/></text:span><text:span text:style-name="T10_85">negocio</text:span><text:span text:style-name="T10_8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margin-top="0.847cm" fo:margin-bottom="0.212cm" style:writing-mode="lr-tb"/>
      <style:text-properties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tyle="italic" style:font-style-asian="italic" style:font-style-complex="italic"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